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861256576501819921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5298665345304548877"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7137721270047546805"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4851111582925554371"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8900464095326401732"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81618409357735739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1970340766013786701"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7932524294651899315"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872558513385696304"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597180497096682326"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2392749249028074991"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751858652892766384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515967005700921917"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3185323249909483132"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1659863045997896137" text:style-name="L15">
        <text:list-item>
          <text:p text:style-name="P24">Special Clipping Matrix eingeführt, weil das definitiv die MVP-Matrix der anderen Kamera ist, wobei die Modelmatrix auch etwas anderes sein kann</text:p>
        </text:list-item>
      </text:list>
      <text:p text:style-name="Standard"/>
      <text:list xml:id="list2144515364203148600"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742481200211398570"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361980"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3423853591585075654"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1231307641442083931"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696147370084508008"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855809553035600917"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534450692840325079"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1133826991163079151"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4056791135523583723"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1483585381050207294"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113600076652971195"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27430869214348833"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667844885326003274"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4271152109738918540"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2857209222921203128"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7416486983212723197"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499763254824571994"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5709547723049534772"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6403861200388622982"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2827742562280868407"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1037083766450273689"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5546307897113893241"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3541053031269175846"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6447574575607900893"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6860527966680586091"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4767642887356665412"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8607915842636257187"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4334890604893606465"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362169"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345112"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4193742846275435789"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4710229129514832048"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372747"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366780"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347918"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4609252196718661083"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6142392305144611714"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6228348100848647423"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342309"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7462958327815925528"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5141339876308208407"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8384968725285631452"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6737565426056594394"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6314570222153932734"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1769000461291650600"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9027128664469533714" text:style-name="L55">
        <text:list-item>
          <text:p text:style-name="P85">asdf</text:p>
        </text:list-item>
        <text:list-item>
          <text:p text:style-name="P8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3T18:14:16.68</dc:date>
    <dc:creator>Max Linke</dc:creator>
    <meta:editing-duration>PT15H43M7S</meta:editing-duration>
    <meta:editing-cycles>128</meta:editing-cycles>
    <meta:generator>OpenOffice/4.1.6$Win32 OpenOffice.org_project/416m1$Build-9790</meta:generator>
    <meta:document-statistic meta:table-count="0" meta:image-count="0" meta:object-count="0" meta:page-count="38" meta:paragraph-count="1204" meta:word-count="14862" meta:character-count="96795"/>
  </office:meta>
</office:document-meta>
</file>